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14bec6" officeooo:paragraph-rsid="0014bec6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bec6" officeooo:paragraph-rsid="0014bec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2730ea"/>
    </style:style>
    <style:style style:name="P4" style:family="paragraph" style:parent-style-name="Standard" style:list-style-name="L7">
      <style:paragraph-properties fo:text-align="start" style:justify-single-word="false"/>
      <style:text-properties officeooo:paragraph-rsid="002730ea"/>
    </style:style>
    <style:style style:name="P5" style:family="paragraph" style:parent-style-name="Standard" style:list-style-name="L9">
      <style:paragraph-properties fo:text-align="start" style:justify-single-word="false"/>
      <style:text-properties officeooo:rsid="002737f4" officeooo:paragraph-rsid="002737f4"/>
    </style:style>
    <style:style style:name="P6" style:family="paragraph" style:parent-style-name="Standard">
      <style:paragraph-properties fo:text-align="start" style:justify-single-word="false"/>
      <style:text-properties officeooo:rsid="002737f4" officeooo:paragraph-rsid="002737f4"/>
    </style:style>
    <style:style style:name="P7" style:family="paragraph" style:parent-style-name="Table_20_Contents" style:list-style-name="L3">
      <style:paragraph-properties fo:text-align="start" style:justify-single-word="false"/>
      <style:text-properties officeooo:paragraph-rsid="0014bec6"/>
    </style:style>
    <style:style style:name="P8" style:family="paragraph" style:parent-style-name="Table_20_Contents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Table_20_Contents" style:list-style-name="L3">
      <style:paragraph-properties fo:text-align="start" style:justify-single-word="false"/>
      <style:text-properties fo:font-size="12pt" officeooo:paragraph-rsid="0014bec6" style:font-size-asian="10.5pt" style:font-size-complex="12pt"/>
    </style:style>
    <style:style style:name="P10" style:family="paragraph" style:parent-style-name="Table_20_Contents" style:list-style-name="L3">
      <style:paragraph-properties fo:text-align="start" style:justify-single-word="false"/>
      <style:text-properties fo:font-size="12pt" officeooo:paragraph-rsid="001a71db" style:font-size-asian="10.5pt" style:font-size-complex="12pt"/>
    </style:style>
    <style:style style:name="P11" style:family="paragraph" style:parent-style-name="Table_20_Contents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officeooo:rsid="0014bec6" officeooo:paragraph-rsid="0014bec6" style:font-size-asian="10.5pt" style:font-weight-asian="bold" style:font-size-complex="12pt" style:font-weight-complex="bold"/>
    </style:style>
    <style:style style:name="T1" style:family="text">
      <style:text-properties officeooo:rsid="0014bec6"/>
    </style:style>
    <style:style style:name="T2" style:family="text">
      <style:text-properties officeooo:rsid="001682d6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4bec6" style:font-size-asian="10.5pt" style:font-size-complex="12pt"/>
    </style:style>
    <style:style style:name="T5" style:family="text">
      <style:text-properties fo:font-size="12pt" officeooo:rsid="001c2b9d" style:font-size-asian="10.5pt" style:font-size-complex="12pt"/>
    </style:style>
    <style:style style:name="T6" style:family="text">
      <style:text-properties fo:font-size="12pt" officeooo:rsid="00246523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630c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4bec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6523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2730e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2737f4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28c8b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2a520d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bf18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cdfac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TION DU RECUEIL</text:p>
      <text:p text:style-name="P1"/>
      <text:p text:style-name="P2"><text:tab/>a.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3">Choix des titres : quel est leur sens ?</text:p>
          </table:table-cell>
          <table:table-cell table:style-name="Tableau1.B1" office:value-type="string">
            <text:list xml:id="list3355840319" text:style-name="L3">
              <text:list-item>
                <text:p text:style-name="P8">« <text:span text:style-name="T1">Zone » : banlieue pauvre et mal aménagée d’une ville</text:span></text:p>
              </text:list-item>
              <text:list-item>
                <text:p text:style-name="P8">« <text:span text:style-name="T1">Vendémiaire » : nom du premier mois de l’automne et de l’année dans le calendrier républicain, en référence à la période des vendanges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12">P<text:span text:style-name="T1">remier vers : quelle expression du temps ?</text:span></text:p>
          </table:table-cell>
          <table:table-cell table:style-name="Tableau1.B2" office:value-type="string">
            <text:list xml:id="list3870033623" text:style-name="L4">
              <text:list-item>
                <text:p text:style-name="P11">« <text:span text:style-name="T2">À la fin tu es las de ce monde ancien » : passé</text:span></text:p>
              </text:list-item>
              <text:list-item>
                <text:p text:style-name="P11">« <text:span text:style-name="T1">Hommes de l’avenir souvenez-vous de moi » : futur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12">S<text:span text:style-name="T1">ujets évoqués : quelle est la place de la modernité ?</text:span></text:p>
          </table:table-cell>
          <table:table-cell table:style-name="Tableau1.B2" office:value-type="string">
            <text:list xml:id="list32809853951790" text:continue-list="list3355840319" text:style-name="L3">
              <text:list-item>
                <text:p text:style-name="P7"><text:span text:style-name="T3">« </text:span><text:span text:style-name="T4">Zone » : </text:span><text:span text:style-name="T5">é</text:span><text:span text:style-name="T6">loge de la modernité</text:span></text:p>
              </text:list-item>
              <text:list-item>
                <text:p text:style-name="P7"><text:span text:style-name="T3">« </text:span><text:span text:style-name="T4">Vendémiaire » : n</text:span><text:span text:style-name="T6">ostalgie de la modernité d’avant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12">L<text:span text:style-name="T1">e poète : quelle présence dans le poème ?</text:span></text:p>
          </table:table-cell>
          <table:table-cell table:style-name="Tableau1.B2" office:value-type="string">
            <text:list xml:id="list32808894295546" text:continue-numbering="true" text:style-name="L3">
              <text:list-item>
                <text:p text:style-name="P9">« <text:span text:style-name="T1">Zone » : ?</text:span></text:p>
              </text:list-item>
              <text:list-item>
                <text:p text:style-name="P9">« <text:span text:style-name="T1">Vendémiaire » : ?</text:span></text:p>
              </text:list-item>
            </text:list>
          </table:table-cell>
        </table:table-row>
        <table:table-row>
          <table:table-cell table:style-name="Tableau1.A2" office:value-type="string">
            <text:p text:style-name="P12">F<text:span text:style-name="T1">orme poétique : quel type de strophe ? de vers ?</text:span></text:p>
          </table:table-cell>
          <table:table-cell table:style-name="Tableau1.B2" office:value-type="string">
            <text:list xml:id="list32809531309163" text:continue-numbering="true" text:style-name="L3">
              <text:list-item>
                <text:p text:style-name="P10">« <text:span text:style-name="T1">Zone » : <text:s/>strophes et nombres de syllabes variés</text:span></text:p>
              </text:list-item>
              <text:list-item>
                <text:p text:style-name="P9">« <text:span text:style-name="T1">Vendémiaire » : strophes variées / beaucoup d’alexandrins</text:span></text:p>
              </text:list-item>
            </text:list>
          </table:table-cell>
        </table:table-row>
      </table:table>
      <text:p text:style-name="P2"/>
      <text:p text:style-name="P3"><text:span text:style-name="T9"><text:tab/>b. « </text:span><text:span text:style-name="T10">Zone » montre comment Apollinaire rend son œuvre particulière avec la suppression de la ponctuation, l’absence de rimes, etc. « Vendémiaire » est la conclusion de son œuvre, faisant référence à la modernité et l’alcool.</text:span></text:p>
      <text:p text:style-name="P3"><text:span text:style-name="T10"/></text:p>
      <text:p text:style-name="P3"><text:span text:style-name="T10"><text:tab/></text:span><text:span text:style-name="T11">c.</text:span></text:p>
      <text:list xml:id="list2496416321" text:style-name="L7">
        <text:list-item>
          <text:p text:style-name="P4"><text:span text:style-name="T8">Les poèmes ont tous les deux pour thème « l’amour malheureux »</text:span></text:p>
        </text:list-item>
        <text:list-item>
          <text:p text:style-name="P4"><text:span text:style-name="T8">L</text:span><text:span text:style-name="T11">eurs dernières strophes sont composées de deux vers</text:span></text:p>
        </text:list-item>
      </text:list>
      <text:p text:style-name="P3"><text:span text:style-name="T11"/></text:p>
      <text:p text:style-name="P3"><text:span text:style-name="T11"><text:tab/></text:span><text:span text:style-name="T12">d.</text:span></text:p>
      <text:list xml:id="list2627954071" text:style-name="L9">
        <text:list-item>
          <text:p text:style-name="P5"><text:span text:style-name="T7">« La chanson du Mal-Aimé »</text:span></text:p>
        </text:list-item>
        <text:list-item>
          <text:p text:style-name="P5"><text:span text:style-name="T7">« </text:span><text:span text:style-name="T13">Automne »</text:span></text:p>
        </text:list-item>
        <text:list-item>
          <text:p text:style-name="P5"><text:span text:style-name="T13">« </text:span><text:span text:style-name="T14">Merlin et la vieille femme »</text:span></text:p>
        </text:list-item>
      </text:list>
      <text:p text:style-name="P6"><text:span text:style-name="T14"/></text:p>
      <text:p text:style-name="P6"><text:span text:style-name="T14"><text:tab/>e. </text:span><text:span text:style-name="T15">La tonalité d’ « À la Santé » </text:span><text:span text:style-name="T16">est plutôt triste. Celle de « 1909 » est joyeuse sur le début mais devient légèrement sinistre à la fin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22:06:47.192000000</meta:creation-date>
    <dc:date>2020-04-01T03:28:08.091000000</dc:date>
    <meta:editing-duration>PT1H8M12S</meta:editing-duration>
    <meta:editing-cycles>6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26" meta:word-count="276" meta:character-count="1331" meta:non-whitespace-character-count="1089"/>
  </office:meta>
</office:document-meta>
</file>